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999999" draw:fill-color="#ffffff" draw:textarea-horizontal-align="justify" draw:textarea-vertical-align="middle" draw:auto-grow-height="false" fo:min-height="8.814cm" fo:min-width="8.5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cccccc" draw:fill-color="#ffffff" draw:textarea-horizontal-align="justify" draw:textarea-vertical-align="middle" draw:auto-grow-height="false" fo:min-height="7.056cm" fo:min-width="6.806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05cm"/>
    </style:style>
    <style:style style:name="gr5" style:family="graphic" style:parent-style-name="objectwithoutfill">
      <style:graphic-properties svg:stroke-width="0.106cm" svg:stroke-color="#000000" draw:marker-start-width="1.124cm" draw:marker-end-width="1.124cm" draw:fill="none" draw:textarea-vertical-align="middle" fo:padding-top="0.102cm" fo:padding-bottom="0.102cm" fo:padding-left="0.227cm" fo:padding-right="0.227cm"/>
    </style:style>
    <style:style style:name="gr6" style:family="graphic" style:parent-style-name="objectwithoutfill">
      <style:graphic-properties svg:stroke-width="0.106cm" svg:stroke-color="#000000" draw:marker-start-width="1.123cm" draw:marker-end-width="1.123cm" draw:fill="none" draw:textarea-vertical-align="middle" fo:padding-top="0.101cm" fo:padding-bottom="0.101cm" fo:padding-left="0.226cm" fo:padding-right="0.226cm"/>
    </style:style>
    <style:style style:name="gr7" style:family="graphic" style:parent-style-name="objectwithoutfill">
      <style:graphic-properties svg:stroke-width="0.051cm" svg:stroke-color="#000000" draw:marker-start-width="0.128cm" draw:marker-end-width="0.128cm" draw:fill="none" draw:textarea-vertical-align="middle" fo:padding-top="0.075cm" fo:padding-bottom="0.075cm" fo:padding-left="0.2cm" fo:padding-right="0.2cm"/>
    </style:style>
    <style:style style:name="gr8" style:family="graphic">
      <style:graphic-properties style:protect="size"/>
    </style:style>
    <style:style style:name="gr9" style:family="graphic" style:parent-style-name="objectwithoutfill">
      <style:graphic-properties svg:stroke-width="0.66cm" svg:stroke-color="#000000" draw:marker-start-width="1.955cm" draw:marker-end-width="1.955cm" draw:fill="none" draw:textarea-vertical-align="middle" fo:padding-top="0.379cm" fo:padding-bottom="0.379cm" fo:padding-left="0.504cm" fo:padding-right="0.504cm"/>
    </style:style>
    <style:style style:name="gr10" style:family="graphic" style:parent-style-name="standard">
      <style:graphic-properties svg:stroke-width="0.152cm" svg:stroke-color="#999999" draw:marker-start-width="0.43cm" draw:marker-end-width="0.43cm" draw:fill-color="#ffffff" draw:textarea-horizontal-align="justify" draw:textarea-vertical-align="middle" draw:auto-grow-height="false" fo:min-height="8.914cm" fo:min-width="8.564cm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152cm" svg:stroke-color="#000000" draw:marker-start-width="0.43cm" draw:marker-end-width="0.4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svg:stroke-width="0.152cm" svg:stroke-color="#cccccc" draw:marker-start-width="0.43cm" draw:marker-end-width="0.43cm" draw:fill-color="#ffffff" draw:textarea-horizontal-align="justify" draw:textarea-vertical-align="middle" draw:auto-grow-height="false" fo:min-height="7.056cm" fo:min-width="6.806cm" fo:padding-top="0.125cm" fo:padding-bottom="0.125cm" fo:padding-left="0.25cm" fo:padding-right="0.2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60pt" style:font-size-asian="160pt" style:font-size-complex="160pt"/>
    </style:style>
    <style:style style:name="P5" style:family="paragraph">
      <loext:graphic-properties draw:fill-color="#ffffff"/>
    </style:style>
    <style:style style:name="T1" style:family="text">
      <style:text-properties fo:font-size="160pt" style:font-size-asian="160pt" style:font-size-complex="1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0 <text:s/>0</text:span></text:p>
          </draw:text-box>
        </draw:frame>
        <draw:g>
          <draw:line draw:style-name="gr5" draw:text-style-name="P2" draw:layer="layout" svg:x1="0cm" svg:y1="0cm" svg:x2="0cm" svg:y2="2.572cm">
            <text:p/>
          </draw:line>
          <draw:line draw:style-name="gr5" draw:text-style-name="P2" draw:layer="layout" svg:x1="14.8cm" svg:y1="0cm" svg:x2="14.8cm" svg:y2="2.572cm">
            <text:p/>
          </draw:line>
          <draw:line draw:style-name="gr6" draw:text-style-name="P2" draw:layer="layout" svg:x1="0cm" svg:y1="18.428cm" svg:x2="0cm" svg:y2="21cm">
            <text:p/>
          </draw:line>
          <draw:line draw:style-name="gr5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0 <text:s/>1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10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7.4cm" svg:y1="0cm" svg:x2="7.4cm" svg:y2="21cm">
          <text:p/>
        </draw:line>
        <draw:line draw:style-name="gr11" draw:text-style-name="P2" draw:layer="layout" svg:x1="0cm" svg:y1="10.5cm" svg:x2="14.8cm" svg:y2="10.5cm">
          <text:p/>
        </draw:line>
        <draw:custom-shape draw:style-name="gr12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0 <text:s/>2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0 <text:s/>3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0 <text:s/>4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0 <text:s/>5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1 <text:s/>0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1 <text:s/>1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1 <text:s/>2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1 <text:s/>3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1 <text:s/>4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1 <text:s/>5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2 <text:s/>0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2 <text:s/>1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2 <text:s/>2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2 <text:s/>3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2 <text:s/>4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2 <text:s/>5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3 <text:s/>0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3 <text:s/>1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3 <text:s/>2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3 <text:s/>3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3 <text:s/>4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1" draw:text-style-name="P1" draw:layer="layout" svg:width="12.818cm" svg:height="12.818cm" svg:x="0.991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cm" svg:y1="0cm" svg:x2="7.4cm" svg:y2="21cm">
          <text:p/>
        </draw:line>
        <draw:line draw:style-name="gr2" draw:text-style-name="P2" draw:layer="layout" svg:x1="0cm" svg:y1="10.5cm" svg:x2="14.8cm" svg:y2="10.5cm">
          <text:p/>
        </draw:line>
        <draw:custom-shape draw:style-name="gr3" draw:text-style-name="P1" draw:layer="layout" svg:width="10.332cm" svg:height="10.332cm" draw:transform="rotate (-1.55334303427495) translate (12.475cm 5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7.4cm" svg:y1="8.923cm" svg:x2="7.4cm" svg:y2="12.077cm">
            <text:p/>
          </draw:line>
          <draw:line draw:style-name="gr2" draw:text-style-name="P2" draw:layer="layout" svg:x1="5.823cm" svg:y1="10.5cm" svg:x2="8.977cm" svg:y2="10.5cm">
            <text:p/>
          </draw:line>
        </draw:g>
        <draw:frame draw:style-name="gr4" draw:text-style-name="P4" draw:layer="layout" svg:width="12.818cm" svg:height="6.555cm" svg:x="0.991cm" svg:y="7.222cm">
          <draw:text-box>
            <text:p text:style-name="P3"><text:span text:style-name="T1">3 <text:s/>5</text:span></text:p>
          </draw:text-box>
        </draw:frame>
        <draw:g>
          <draw:line draw:style-name="gr9" draw:text-style-name="P2" draw:layer="layout" svg:x1="0cm" svg:y1="0cm" svg:x2="0cm" svg:y2="2.572cm">
            <text:p/>
          </draw:line>
          <draw:line draw:style-name="gr9" draw:text-style-name="P2" draw:layer="layout" svg:x1="14.8cm" svg:y1="0cm" svg:x2="14.8cm" svg:y2="2.572cm">
            <text:p/>
          </draw:line>
          <draw:line draw:style-name="gr9" draw:text-style-name="P2" draw:layer="layout" svg:x1="0cm" svg:y1="18.428cm" svg:x2="0cm" svg:y2="21cm">
            <text:p/>
          </draw:line>
          <draw:line draw:style-name="gr9" draw:text-style-name="P2" draw:layer="layout" svg:x1="14.8cm" svg:y1="18.428cm" svg:x2="14.8cm" svg:y2="21cm">
            <text:p/>
          </draw:line>
        </draw:g>
        <draw:g>
          <draw:line draw:style-name="gr7" draw:text-style-name="P2" draw:layer="layout" svg:x1="0.017cm" svg:y1="1.81cm" svg:x2="14.817cm" svg:y2="1.81cm">
            <text:p/>
          </draw:line>
          <draw:line draw:style-name="gr7" draw:text-style-name="P2" draw:layer="layout" svg:x1="0.017cm" svg:y1="19.082cm" svg:x2="14.817cm" svg:y2="19.082cm">
            <text:p/>
          </draw:line>
        </draw:g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52cm" svg:stroke-color="#3465a4" draw:marker-start-width="0.432cm" draw:marker-start-center="false" draw:marker-end-width="0.43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0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032cm" fo:margin-bottom="0cm" fo:margin-left="0.017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66cm" svg:height="7.047cm" svg:x="3.164cm" svg:y="2.397cm"/>
      <draw:page-thumbnail draw:layer="backgroundobjects" svg:width="4.966cm" svg:height="7.047cm" svg:x="3.164cm" svg:y="10.445cm"/>
      <draw:page-thumbnail draw:layer="backgroundobjects" svg:width="4.966cm" svg:height="7.047cm" svg:x="3.164cm" svg:y="18.493cm"/>
      <draw:page-thumbnail draw:layer="backgroundobjects" svg:width="4.966cm" svg:height="7.047cm" svg:x="13.459cm" svg:y="2.397cm"/>
      <draw:page-thumbnail draw:layer="backgroundobjects" svg:width="4.966cm" svg:height="7.047cm" svg:x="13.459cm" svg:y="10.445cm"/>
      <draw:page-thumbnail draw:layer="backgroundobjects" svg:width="4.966cm" svg:height="7.047cm" svg:x="13.459cm" svg:y="18.493cm"/>
    </style:handout-master>
    <style:master-page style:name="Default" style:page-layout-name="PM1" draw:style-name="Mdp1">
      <draw:frame presentation:style-name="Default-title" draw:layer="backgroundobjects" svg:width="11.536cm" svg:height="3.174cm" svg:x="1.631cm" svg:y="1.749cm" presentation:class="title" presentation:placeholder="true">
        <draw:text-box/>
      </draw:frame>
      <draw:frame presentation:style-name="Default-outline1" draw:layer="backgroundobjects" svg:width="11.536cm" svg:height="11.029cm" svg:x="1.631cm" svg:y="5.44cm" presentation:class="outline" presentation:placeholder="true">
        <draw:text-box/>
      </draw:frame>
      <draw:frame presentation:style-name="Mpr1" draw:text-style-name="MP2" draw:layer="backgroundobjects" svg:width="2.986cm" svg:height="1.31cm" svg:x="1.631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063cm" svg:height="1.31cm" svg:x="5.374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986cm" svg:height="1.31cm" svg:x="10.181cm" svg:y="18.31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8T12:18:32.960389651</meta:creation-date>
    <dc:date>2020-03-04T12:32:56.664158093</dc:date>
    <meta:editing-duration>PT37M16S</meta:editing-duration>
    <meta:editing-cycles>30</meta:editing-cycles>
    <meta:generator>LibreOffice/6.0.7.3$Linux_X86_64 LibreOffice_project/00m0$Build-3</meta:generator>
    <meta:print-date>2020-02-18T13:15:49.310054478</meta:print-date>
    <meta:document-statistic meta:object-count="453"/>
  </office:meta>
</office:document-meta>
</file>